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6.962cm" svg:y="5.306cm">
            <draw:object draw:notify-on-update-of-ranges="results.A11:results.A18 results.A10:results.A10 results.C11:results.C18 results.A19:results.A19 results.C20:results.C27 results.A28:results.A28 results.D29:results.D36 results.A37:results.A37 results.D38:results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.504cm" svg:height="1.528cm" svg:x="16.504cm" svg:y="15.35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322cm" svg:height="8.898cm" svg:x="24.009cm" svg:y="15.007cm">
            <draw:object draw:notify-on-update-of-ranges="results.G43:results.G45 results.J42:results.J42 results.J43:results.J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row table:style-name="ro1" table:number-rows-repeated="9">
          <table:table-cell table:number-columns-repeated="11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 office:value-type="string" calcext:value-type="string">
            <text:p>UHD P630 24</text:p>
          </table:table-cell>
          <table:table-cell/>
          <table:table-cell office:value-type="string" calcext:value-type="string">
            <text:p>1-s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 office:value-type="float" office:value="0.847664" calcext:value-type="float">
            <text:p>0,847664</text:p>
          </table:table-cell>
          <table:table-cell office:value-type="float" office:value="0.859699" calcext:value-type="float">
            <text:p>0,859699</text:p>
          </table:table-cell>
          <table:table-cell table:formula="of:=[.D11]/[.E11]" office:value-type="float" office:value="0.986000914273484" calcext:value-type="float">
            <text:p>0,986000914273484</text:p>
          </table:table-cell>
          <table:table-cell table:formula="of:=1-[.F11]" office:value-type="float" office:value="0.013999085726516" calcext:value-type="float">
            <text:p>0,013999085726516</text:p>
          </table:table-cell>
          <table:table-cell table:number-columns-repeated="4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 office:value-type="float" office:value="3.51324" calcext:value-type="float">
            <text:p>3,51324</text:p>
          </table:table-cell>
          <table:table-cell office:value-type="float" office:value="4.42403" calcext:value-type="float">
            <text:p>4,42403</text:p>
          </table:table-cell>
          <table:table-cell table:formula="of:=[.D12]/[.E12]" office:value-type="float" office:value="0.794126622106993" calcext:value-type="float">
            <text:p>0,794126622106993</text:p>
          </table:table-cell>
          <table:table-cell table:formula="of:=1-[.F12]" office:value-type="float" office:value="0.205873377893007" calcext:value-type="float">
            <text:p>0,205873377893007</text:p>
          </table:table-cell>
          <table:table-cell table:number-columns-repeated="4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 table:number-columns-repeated="8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 table:number-columns-repeated="8"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 table:number-columns-repeated="8"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 table:number-columns-repeated="8"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 table:number-columns-repeated="8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 office:value-type="string" calcext:value-type="string">
            <text:p>Xeon 12</text:p>
          </table:table-cell>
          <table:table-cell/>
          <table:table-cell office:value-type="string" calcext:value-type="string">
            <text:p>1-s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 office:value-type="float" office:value="0.347345" calcext:value-type="float">
            <text:p>0,347345</text:p>
          </table:table-cell>
          <table:table-cell office:value-type="float" office:value="0.35976" calcext:value-type="float">
            <text:p>0,35976</text:p>
          </table:table-cell>
          <table:table-cell table:formula="of:=[.D20]/[.E20]" office:value-type="float" office:value="0.965490882810763" calcext:value-type="float">
            <text:p>0,965490882810763</text:p>
          </table:table-cell>
          <table:table-cell table:formula="of:= 1 - [.F19:.F20]" office:value-type="float" office:value="0.0345091171892374" calcext:value-type="float">
            <text:p>0,034509117189238</text:p>
          </table:table-cell>
          <table:table-cell table:number-columns-repeated="4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 office:value-type="float" office:value="0.8255" calcext:value-type="float">
            <text:p>0,8255</text:p>
          </table:table-cell>
          <table:table-cell office:value-type="float" office:value="1.21208" calcext:value-type="float">
            <text:p>1,21208</text:p>
          </table:table-cell>
          <table:table-cell table:formula="of:=[.D21]/[.E21]" office:value-type="float" office:value="0.681060656062306" calcext:value-type="float">
            <text:p>0,681060656062306</text:p>
          </table:table-cell>
          <table:table-cell table:formula="of:=1-[.F21]" office:value-type="float" office:value="0.318939343937694" calcext:value-type="float">
            <text:p>0,318939343937694</text:p>
          </table:table-cell>
          <table:table-cell table:number-columns-repeated="4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 table:number-columns-repeated="8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 table:number-columns-repeated="8"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 table:number-columns-repeated="8"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 table:number-columns-repeated="8"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 table:number-columns-repeated="8"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2"/>
          <table:table-cell table:style-name="ce8" office:value-type="string" calcext:value-type="string">
            <text:p>1-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 sequencial</text:p>
          </table:table-cell>
          <table:table-cell table:number-columns-repeated="5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/>
          <table:table-cell table:formula="of:=[.C29]-[.B29]" office:value-type="float" office:value="0.0129700000000001" calcext:value-type="float">
            <text:p>0,01297</text:p>
          </table:table-cell>
          <table:table-cell table:number-columns-repeated="5"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table:formula="of:=[.B30]/[.C30]" office:value-type="float" office:value="0.998726275056785" calcext:value-type="float">
            <text:p>0,998726275056785</text:p>
          </table:table-cell>
          <table:table-cell table:formula="of:=1-[.D30]" office:value-type="float" office:value="0.00127372494321509" calcext:value-type="float">
            <text:p>0,001273724943215</text:p>
          </table:table-cell>
          <table:table-cell table:formula="of:=[.C30]-[.B30]" office:value-type="float" office:value="0.0262999999999991" calcext:value-type="float">
            <text:p>0,026299999999999</text:p>
          </table:table-cell>
          <table:table-cell table:number-columns-repeated="5"/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/>
          <table:table-cell table:formula="of:=[.C31]-[.B31]" office:value-type="float" office:value="0.0570999999999913" calcext:value-type="float">
            <text:p>0,057099999999991</text:p>
          </table:table-cell>
          <table:table-cell table:number-columns-repeated="5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/>
          <table:table-cell table:formula="of:=[.C32]-[.B32]" office:value-type="float" office:value="0.0960000000000036" calcext:value-type="float">
            <text:p>0,096000000000004</text:p>
          </table:table-cell>
          <table:table-cell table:number-columns-repeated="5"/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/>
          <table:table-cell table:formula="of:=[.C33]-[.B33]" office:value-type="float" office:value="0.149000000000001" calcext:value-type="float">
            <text:p>0,149000000000001</text:p>
          </table:table-cell>
          <table:table-cell table:number-columns-repeated="5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/>
          <table:table-cell table:formula="of:=[.C34]-[.B34]" office:value-type="float" office:value="0.299999999999955" calcext:value-type="float">
            <text:p>0,299999999999955</text:p>
          </table:table-cell>
          <table:table-cell table:number-columns-repeated="5"/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/>
          <table:table-cell table:formula="of:=[.C35]-[.B35]" office:value-type="float" office:value="0.289999999999964" calcext:value-type="float">
            <text:p>0,289999999999964</text:p>
          </table:table-cell>
          <table:table-cell table:number-columns-repeated="4"/>
          <table:table-cell office:value-type="string" calcext:value-type="string">
            <text:p>1-s = Tp/Ts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/>
          <table:table-cell table:formula="of:=[.C36]-[.B36]" office:value-type="float" office:value="0.460000000000036" calcext:value-type="float">
            <text:p>0,460000000000036</text:p>
          </table:table-cell>
          <table:table-cell table:number-columns-repeated="4"/>
          <table:table-cell office:value-type="string" calcext:value-type="string">
            <text:p>s = 1-(1-s) 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  <table:table-cell table:number-columns-repeated="7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  <table:table-cell table:number-columns-repeated="7"/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  <table:table-cell table:number-columns-repeated="7"/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  <table:table-cell table:number-columns-repeated="7"/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  <table:table-cell table:number-columns-repeated="3"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  <table:table-cell/>
          <table:table-cell office:value-type="string" calcext:value-type="string">
            <text:p>sequencial</text:p>
          </table:table-cell>
          <table:table-cell office:value-type="float" office:value="1" calcext:value-type="float">
            <text:p>1</text:p>
          </table:table-cell>
          <table:table-cell table:formula="of:=1/(([.D30]/1)+[.E30])" office:value-type="float" office:value="1" calcext:value-type="float">
            <text:p>1</text:p>
          </table:table-cell>
          <table:table-cell/>
          <table:table-cell table:formula="of:=1/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12" calcext:value-type="float">
            <text:p>12</text:p>
          </table:table-cell>
          <table:table-cell table:formula="of:=1/(([.F21]/12)+[.G21])" office:value-type="float" office:value="2.66173784783858" calcext:value-type="float">
            <text:p>2,66173784783858</text:p>
          </table:table-cell>
          <table:table-cell/>
          <table:table-cell table:formula="of:=[.H44]/[.G44]" office:value-type="float" office:value="0.221811487319882" calcext:value-type="float">
            <text:p>0,221811487319882</text:p>
          </table:table-cell>
          <table:table-cell/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24" calcext:value-type="float">
            <text:p>24</text:p>
          </table:table-cell>
          <table:table-cell table:formula="of:=1/(([.F12]/24)+[.G12])" office:value-type="float" office:value="4.18476600373637" calcext:value-type="float">
            <text:p>4,18476600373637</text:p>
          </table:table-cell>
          <table:table-cell/>
          <table:table-cell table:formula="of:=[.H45]/[.G45]" office:value-type="float" office:value="0.174365250155682" calcext:value-type="float">
            <text:p>0,174365250155682</text:p>
          </table:table-cell>
          <table:table-cell/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-00-0000</text:date>, <text:time style:data-style-name="N2" text:time-value="12:08:00.74676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15:13:04.659019303</dc:date>
    <meta:editing-duration>PT1H47M54S</meta:editing-duration>
    <meta:editing-cycles>12</meta:editing-cycles>
    <meta:generator>LibreOffice/6.4.7.2$Linux_X86_64 LibreOffice_project/40$Build-2</meta:generator>
    <meta:document-statistic meta:table-count="2" meta:cell-count="2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.A10:results.A19 results.C11:results.C18 results.C20:results.C27 results.A28:results.A28 results.D29:results.D36 results.A37:results.A37 results.D38:results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.A11:results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0:results.C27" chart:label-cell-address="results.A19:results.A19" chart:class="chart:line">
            <chart:data-point chart:repeated="8"/>
          </chart:series>
          <chart:series chart:style-name="ch12" chart:values-cell-range-address="results.D29:results.D36" chart:label-cell-address="results.A28:results.A28" chart:class="chart:line">
            <chart:data-point chart:repeated="8"/>
          </chart:series>
          <chart:series chart:style-name="ch13" chart:values-cell-range-address="results.D38:results.D45" chart:label-cell-address="results.A37:results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.A10:results.A10</svg:desc>
                </draw:g>
              </table:table-cell>
              <table:table-cell office:value-type="string">
                <text:p>DPC++ CPU</text:p>
                <draw:g>
                  <svg:desc>results.A19:results.A19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OpenMP CPU</text:p>
                <draw:g>
                  <svg:desc>results.A37:results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.A11:results.A18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  <table:table-cell office:value-type="float" office:value="0.832894">
                <text:p>0.832894</text:p>
                <draw:g>
                  <svg:desc>results.D29:results.D36</svg:desc>
                </draw:g>
              </table:table-cell>
              <table:table-cell office:value-type="float" office:value="1.17848">
                <text:p>1.17848</text:p>
                <draw:g>
                  <svg:desc>results.D38:results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998726275056785">
                <text:p>0.998726275056785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math xmlns="http://www.w3.org/1998/Math/MathML" display="block">
  <semantics>
    <mrow>
      <mi mathvariant="italic">SpeedUp</mi>
      <mo stretchy="false">=</mo>
      <mfrac>
        <mn>1</mn>
        <mrow>
          <mfrac>
            <mrow>
              <mn>1</mn>
              <mo stretchy="false">−</mo>
              <mi>s</mi>
            </mrow>
            <mi>P</mi>
          </mfrac>
          <mo stretchy="false">+</mo>
          <mi>s</mi>
        </mrow>
      </mfrac>
    </mrow>
    <annotation encoding="StarMath 5.0"> SpeedUp = {1} over { {1-s} over {P}  + s }  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3cm" svg:height="8.899cm" xlink:href=".." xlink:type="simple" chart:class="chart:line" chart:style-name="ch1">
        <chart:title svg:x="1.564cm" svg:y="0.313cm" chart:style-name="ch2">
          <text:p>Eficiência em função do número de processadores</text:p>
        </chart:title>
        <chart:subtitle svg:x="5.89cm" svg:y="1.269cm" chart:style-name="ch3">
          <text:p>n= 2048</text:p>
        </chart:subtitle>
        <chart:plot-area chart:style-name="ch4" table:cell-range-address="results.G43:results.G45 results.J42:results.J45" chart:data-source-has-labels="both" svg:x="1.277cm" svg:y="2.129cm" svg:width="11.78cm" svg:height="5.612cm">
          <chartooo:coordinate-region svg:x="2.004cm" svg:y="2.329cm" svg:width="10.866cm" svg:height="4.765cm"/>
          <chart:axis chart:dimension="x" chart:name="primary-x" chart:style-name="ch5" chartooo:axis-type="auto">
            <chartooo:date-scale/>
            <chart:title svg:x="5.192cm" svg:y="7.918cm" chart:style-name="ch6">
              <text:p>Número de processadores</text:p>
            </chart:title>
            <chart:categories table:cell-range-address="results.G43:results.G45"/>
          </chart:axis>
          <chart:axis chart:dimension="y" chart:name="primary-y" chart:style-name="ch5">
            <chart:title svg:x="0.451cm" svg:y="5.693cm" chart:style-name="ch7">
              <text:p>Eficiência</text:p>
            </chart:title>
            <chart:grid chart:style-name="ch8" chart:class="major"/>
          </chart:axis>
          <chart:series chart:style-name="ch9" chart:values-cell-range-address="results.J43:results.J45" chart:label-cell-address="results.J42:results.J4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results.J42:results.J4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G43:results.G45</svg:desc>
                </draw:g>
              </table:table-cell>
              <table:table-cell office:value-type="float" office:value="1">
                <text:p>1</text:p>
                <draw:g>
                  <svg:desc>results.J43:results.J45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21811487319882">
                <text:p>0.2218114873198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74365250155682">
                <text:p>0.1743652501556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